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Защо искам да участвам в конкурса (при положение че нямам избор)</text:span></text:h>
      <text:p text:style-name="Text_20_body">Макар съдбата да не ми е оставила особено пространство за маневриране, реших да възприема това участие като шанс. Шанс да се науча да работя в екип, без да убивам никого психически. Шанс да открия колко точно кофеин може да понесе човешкото тяло. И разбира се – шанс да се докосна до света на предприемачите, преди да осъзная, че е прекалено късно да се откажа.</text:p>
      <text:h text:style-name="Heading_20_3" text:outline-level="3"><text:span text:style-name="Strong_20_Emphasis">Какъв искам да стана, когато порасна и се трансформирам в голям предприемач</text:span></text:h>
      <text:p text:style-name="Text_20_body">В мечтите си се виждам като човек, който е успял да направи бизнес идея, по-интересна от „пореден To-Do app“. Искам да бъда предприемач, който не само прави пари, но и създава нещо, което другите реално използват, вместо да го инсталират, пуснат веднъж и да забравят във вечността.</text:p>
      <text:p text:style-name="Text_20_body">Представям си, че някой ден ще вляза уверено в конферентна зала, ще кажа „имам стратегия“ и този път няма да лъжа.</text:p>
      <text:h text:style-name="Heading_20_3" text:outline-level="3"><text:span text:style-name="Strong_20_Emphasis">Какво искам да работя / да не работя в IT индустрията</text:span></text:h>
      <text:p text:style-name="Text_20_body">В IT индустрията искам да работя нещо, което ме кара да усещам, че съм част от създаването на стойност – софтуер, продукт, услуга или поне мемета за Slack канала. Харесва ми разработката на приложения, архитектурата, изграждането на идеи от нулата и всичко, което ми позволява да бъда креативен, докато симулирам стабилност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22:45:59.789002809</meta:creation-date>
    <dc:date>2025-12-11T22:46:23.254592661</dc:date>
    <meta:editing-duration>PT24S</meta:editing-duration>
    <meta:editing-cycles>1</meta:editing-cycles>
    <meta:document-statistic meta:table-count="0" meta:image-count="0" meta:object-count="0" meta:page-count="1" meta:paragraph-count="7" meta:word-count="215" meta:character-count="1272" meta:non-whitespace-character-count="1062"/>
    <meta:generator>LibreOffice/25.8.3.2$Linux_X86_64 LibreOffice_project/580$Build-2</meta:generator>
  </office:meta>
</office:document-meta>
</file>